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.2pt"/>
    </style:style>
    <style:style style:name="co2" style:family="table-column">
      <style:table-column-properties fo:break-before="auto" style:column-width="150.86pt"/>
    </style:style>
    <style:style style:name="co3" style:family="table-column">
      <style:table-column-properties fo:break-before="auto" style:column-width="37.19pt"/>
    </style:style>
    <style:style style:name="co4" style:family="table-column">
      <style:table-column-properties fo:break-before="auto" style:column-width="130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6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iecioch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iecinuev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eint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tr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rein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o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uaren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ncuent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esent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o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etenta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ev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Ochent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ovent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ie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osciento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ce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resciento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orc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Cuatrociento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nc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Quiniento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eciséis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Seisciento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cisiete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Setecientos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chociento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intiuno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oveciento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intido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einta y uno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s mi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reinta y dos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res mil</text:p>
          </table:table-cell>
          <table:table-cell/>
          <table:table-cell office:value-type="float" office:value="5578" calcext:value-type="float">
            <text:p>5578</text:p>
          </table:table-cell>
          <table:table-cell office:value-type="string" calcext:value-type="string">
            <text:p>Cinco mil quinientos</text:p>
            <text:p>   Setenta y ocho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uatro mil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Novecientos ochenta </text:p>
            <text:p>Y seis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inco mil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Dos mil y ocho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eis mil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Ciento veinte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Siete mil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mil dieciséis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Ocho mil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seiscientos </text:p>
            <text:p>Veinticinco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Nueve mil</text:p>
          </table:table-cell>
          <table:table-cell/>
          <table:table-cell office:value-type="float" office:value="9761" calcext:value-type="float">
            <text:p>9761</text:p>
          </table:table-cell>
          <table:table-cell office:value-type="string" calcext:value-type="string">
            <text:p>nueve mil setecientos </text:p>
            <text:p>sesenta y uno</text:p>
          </table:table-cell>
          <table:table-cell/>
        </table:table-row>
        <table:table-row table:style-name="ro1" table:number-rows-repeated="8">
          <table:table-cell table:style-name="Default" table:number-columns-repeated="2"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19"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7:35:21.969446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4T19:22:08.351011839</dc:date>
    <meta:editing-duration>PT39M11S</meta:editing-duration>
    <meta:editing-cycles>10</meta:editing-cycles>
    <meta:generator>LibreOffice/5.0.6.2$Linux_X86_64 LibreOffice_project/00$Build-2</meta:generator>
    <meta:print-date>2018-09-24T19:19:05.055251892</meta:print-date>
    <meta:document-statistic meta:table-count="1" meta:cell-count="112" meta:object-count="0"/>
  </office:meta>
</office:document-meta>
</file>